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A9000007A9657388B16BB7CF4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RomNo9L-Regu" svg:font-family="NimbusRomNo9L-Regu" style:font-family-generic="roman" style:font-pitch="variable"/>
    <style:font-face style:name="Times New Roman" svg:font-family="'Times New Roman'" style:font-family-generic="roman" style:font-pitch="variable"/>
    <style:font-face style:name="Times new roma" svg:font-family="'Times new roma'"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NimbusRomNo9L-Regu1" svg:font-family="NimbusRomNo9L-Regu"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Default">
      <style:paragraph-properties fo:text-align="justify" style:justify-single-word="false"/>
      <style:text-properties fo:color="#00000a" fo:font-size="10pt" fo:language="ca" fo:country="ES" style:font-size-asian="10pt" style:font-size-complex="10pt"/>
    </style:style>
    <style:style style:name="P2" style:family="paragraph" style:parent-style-name="Default">
      <style:paragraph-properties fo:text-align="justify" style:justify-single-word="false"/>
      <style:text-properties fo:color="#00000a" fo:font-size="10pt" fo:language="ca" fo:country="ES" fo:font-weight="bold" style:font-size-asian="10pt" style:font-weight-asian="bold" style:font-size-complex="10pt"/>
    </style:style>
    <style:style style:name="P3" style:family="paragraph" style:parent-style-name="Default">
      <style:paragraph-properties fo:text-align="justify" style:justify-single-word="false"/>
    </style:style>
    <style:style style:name="P4" style:family="paragraph" style:parent-style-name="Default">
      <style:paragraph-properties fo:text-align="justify" style:justify-single-word="false"/>
      <style:text-properties style:font-name="Times New Roman" fo:language="ca" fo:country="ES" style:font-name-complex="Times New Roman1"/>
    </style:style>
    <style:style style:name="P5" style:family="paragraph" style:parent-style-name="Default">
      <style:paragraph-properties fo:text-align="justify" style:justify-single-word="false">
        <style:tab-stops>
          <style:tab-stop style:position="0.501cm"/>
        </style:tab-stops>
      </style:paragraph-properties>
      <style:text-properties style:font-name="Times New Roman" fo:language="ca" fo:country="ES" fo:font-weight="bold" style:font-weight-asian="bold" style:font-name-complex="Times New Roman1"/>
    </style:style>
    <style:style style:name="P6" style:family="paragraph" style:parent-style-name="Default">
      <style:paragraph-properties fo:margin-left="0.751cm" fo:margin-right="0cm" fo:text-align="justify" style:justify-single-word="false" fo:text-indent="-0.751cm" style:auto-text-indent="false"/>
    </style:style>
    <style:style style:name="P7" style:family="paragraph" style:parent-style-name="Default" style:list-style-name="WWNum2">
      <style:paragraph-properties fo:margin-left="0.751cm" fo:margin-right="0cm" fo:text-align="justify" style:justify-single-word="false" fo:text-indent="-0.751cm" style:auto-text-indent="false"/>
    </style:style>
    <style:style style:name="P8" style:family="paragraph" style:parent-style-name="Default">
      <style:paragraph-properties fo:margin-left="0.751cm" fo:margin-right="0cm" fo:text-align="justify" style:justify-single-word="false" fo:text-indent="-0.751cm" style:auto-text-indent="false"/>
      <style:text-properties style:font-name="Times New Roman" fo:language="ca" fo:country="ES" style:font-name-complex="Times New Roman1"/>
    </style:style>
    <style:style style:name="P9" style:family="paragraph" style:parent-style-name="Default">
      <style:paragraph-properties fo:margin-left="0.751cm" fo:margin-right="0cm" fo:text-align="justify" style:justify-single-word="false" fo:text-indent="-0.751cm" style:auto-text-indent="false"/>
      <style:text-properties officeooo:rsid="000310a0" officeooo:paragraph-rsid="000310a0"/>
    </style:style>
    <style:style style:name="P10" style:family="paragraph" style:parent-style-name="Default">
      <style:paragraph-properties fo:margin-left="0.751cm" fo:margin-right="0cm" fo:text-align="justify" style:justify-single-word="false" fo:text-indent="-0.751cm" style:auto-text-indent="false"/>
      <style:text-properties officeooo:rsid="00034d13" officeooo:paragraph-rsid="00034d13"/>
    </style:style>
    <style:style style:name="P11" style:family="paragraph" style:parent-style-name="Default">
      <style:paragraph-properties fo:margin-left="0.751cm" fo:margin-right="0cm" fo:text-align="justify" style:justify-single-word="false" fo:text-indent="0cm" style:auto-text-indent="false"/>
      <style:text-properties style:font-name="Times New Roman" fo:language="ca" fo:country="ES" style:font-name-complex="Times New Roman1"/>
    </style:style>
    <style:style style:name="P12" style:family="paragraph" style:parent-style-name="Default" style:list-style-name="WWNum2">
      <style:paragraph-properties fo:margin-left="1.27cm" fo:margin-right="0cm" fo:text-align="justify" style:justify-single-word="false" fo:text-indent="-1.27cm" style:auto-text-indent="false"/>
    </style:style>
    <style:style style:name="P13" style:family="paragraph" style:parent-style-name="Default" style:master-page-name="Converted1">
      <style:paragraph-properties fo:text-align="justify" style:justify-single-word="false" style:page-number="auto">
        <style:tab-stops>
          <style:tab-stop style:position="0.501cm"/>
        </style:tab-stops>
      </style:paragraph-properties>
    </style:style>
    <style:style style:name="P14" style:family="paragraph" style:parent-style-name="Default" style:list-style-name="WWNum2">
      <style:paragraph-properties fo:margin-left="0cm" fo:margin-right="0cm" fo:text-align="justify" style:justify-single-word="false" fo:text-indent="0cm" style:auto-text-indent="false"/>
      <style:text-properties officeooo:rsid="000619ee" officeooo:paragraph-rsid="000619ee"/>
    </style:style>
    <style:style style:name="P15" style:family="paragraph" style:parent-style-name="Normal_20__28_Web_29_" style:list-style-name="WWNum3">
      <style:paragraph-properties fo:margin-left="0.501cm" fo:margin-right="0cm" fo:margin-top="0.494cm" fo:margin-bottom="0cm" loext:contextual-spacing="false" fo:text-align="justify" style:justify-single-word="false" fo:text-indent="-0.501cm" style:auto-text-indent="false"/>
    </style:style>
    <style:style style:name="P16" style:family="paragraph" style:parent-style-name="Normal_20__28_Web_29_" style:list-style-name="WWNum3">
      <style:paragraph-properties fo:margin-left="0.501cm" fo:margin-right="0cm" fo:margin-top="0.494cm" fo:margin-bottom="0.494cm" loext:contextual-spacing="false" fo:text-align="justify" style:justify-single-word="false" fo:text-indent="-0.501cm" style:auto-text-indent="false"/>
    </style:style>
    <style:style style:name="P17" style:family="paragraph" style:parent-style-name="Standard">
      <style:paragraph-properties fo:line-height="150%" fo:text-align="justify" style:justify-single-word="false"/>
    </style:style>
    <style:style style:name="P18" style:family="paragraph" style:parent-style-name="Standard">
      <style:paragraph-properties fo:line-height="150%" fo:text-align="justify" style:justify-single-word="false"/>
      <style:text-properties fo:color="#000000" style:font-name="Times new roma" fo:font-size="10pt" style:font-name-asian="NimbusRomNo9L-Regu1" style:font-size-asian="10pt" style:font-name-complex="NimbusRomNo9L-Regu1" style:font-size-complex="10pt"/>
    </style:style>
    <style:style style:name="P19" style:family="paragraph" style:parent-style-name="Standard">
      <style:text-properties style:text-underline-style="solid" style:text-underline-width="auto" style:text-underline-color="font-color" fo:font-weight="bold" style:font-weight-asian="bold"/>
    </style:style>
    <style:style style:name="P20" style:family="paragraph" style:parent-style-name="Standard" style:list-style-name="WWNum4"/>
    <style:style style:name="P21" style:family="paragraph" style:parent-style-name="Standard" style:list-style-name="WWNum5"/>
    <style:style style:name="P22" style:family="paragraph" style:parent-style-name="Standard">
      <style:paragraph-properties fo:break-before="page"/>
    </style:style>
    <style:style style:name="P23" style:family="paragraph" style:parent-style-name="Standard">
      <style:paragraph-properties fo:margin-left="1.27cm" fo:margin-right="0cm" fo:text-indent="0cm" style:auto-text-indent="false"/>
    </style:style>
    <style:style style:name="P24" style:family="paragraph" style:parent-style-name="Standard">
      <style:paragraph-properties fo:margin-left="0cm" fo:margin-right="0cm" fo:text-indent="1.27cm" style:auto-text-indent="false"/>
    </style:style>
    <style:style style:name="P25" style:family="paragraph" style:parent-style-name="Standard">
      <style:paragraph-properties fo:margin-left="1.27cm" fo:margin-right="0cm" fo:text-indent="1.27cm" style:auto-text-indent="false"/>
    </style:style>
    <style:style style:name="P26" style:family="paragraph" style:parent-style-name="Table_20_Contents">
      <style:paragraph-properties fo:text-align="center" style:justify-single-word="false"/>
    </style:style>
    <style:style style:name="P27" style:family="paragraph" style:parent-style-name="Text_20_body">
      <style:paragraph-properties fo:text-align="justify" style:justify-single-word="false"/>
    </style:style>
    <style:style style:name="P28" style:family="paragraph" style:parent-style-name="Text_20_body" style:master-page-name="Standard">
      <style:paragraph-properties fo:margin-top="0cm" fo:margin-bottom="0cm" loext:contextual-spacing="false" fo:text-align="center" style:justify-single-word="false" style:page-number="auto"/>
    </style:style>
    <style:style style:name="P29" style:family="paragraph">
      <loext:graphic-properties draw:fill="none"/>
      <style:paragraph-properties fo:text-align="center"/>
      <style:text-properties fo:font-size="18pt"/>
    </style:style>
    <style:style style:name="T1" style:family="text">
      <style:text-properties fo:font-size="14pt" fo:font-weight="bold" style:font-size-asian="14pt" style:font-weight-asian="bold"/>
    </style:style>
    <style:style style:name="T2" style:family="text">
      <style:text-properties fo:font-size="11pt" fo:font-weight="bold" style:font-size-asian="11pt" style:font-weight-asian="bold"/>
    </style:style>
    <style:style style:name="T3" style:family="text">
      <style:text-properties fo:language="ca" fo:country="ES"/>
    </style:style>
    <style:style style:name="T4" style:family="text">
      <style:text-properties fo:language="ca" fo:country="ES" fo:font-style="italic" style:font-style-asian="italic" style:font-style-complex="italic"/>
    </style:style>
    <style:style style:name="T5" style:family="text">
      <style:text-properties fo:color="#00000a" fo:font-size="10pt" fo:language="ca" fo:country="ES" fo:font-weight="bold" style:font-size-asian="10pt" style:font-weight-asian="bold" style:font-size-complex="10pt"/>
    </style:style>
    <style:style style:name="T6" style:family="text">
      <style:text-properties fo:color="#000000" style:font-name="Times new roma" fo:font-size="10pt" style:font-name-asian="NimbusRomNo9L-Regu1" style:font-size-asian="10pt" style:font-name-complex="NimbusRomNo9L-Regu1" style:font-size-complex="10pt"/>
    </style:style>
    <style:style style:name="T7" style:family="text">
      <style:text-properties fo:color="#000000" style:font-name="Times new roma" fo:font-size="10pt" fo:font-weight="bold" style:font-name-asian="NimbusRomNo9L-Regu1" style:font-size-asian="10pt" style:font-weight-asian="bold" style:font-name-complex="NimbusRomNo9L-Regu1" style:font-size-complex="10pt"/>
    </style:style>
    <style:style style:name="T8" style:family="text">
      <style:text-properties fo:color="#000000" style:font-name="NimbusRomNo9L-Regu" style:font-name-asian="NimbusRomNo9L-Regu1" style:font-name-complex="NimbusRomNo9L-Regu1"/>
    </style:style>
    <style:style style:name="T9" style:family="text">
      <style:text-properties fo:color="#000000" style:font-name="NimbusRomNo9L-Regu" fo:font-size="10pt" style:font-name-asian="NimbusRomNo9L-Regu1" style:font-size-asian="10pt" style:font-name-complex="NimbusRomNo9L-Regu1" style:font-size-complex="10pt"/>
    </style:style>
    <style:style style:name="T10" style:family="text">
      <style:text-properties fo:color="#000000" style:font-name="NimbusRomNo9L-Regu" fo:font-size="9pt" fo:font-weight="bold" style:font-name-asian="NimbusRomNo9L-Regu1" style:font-size-asian="9pt" style:font-weight-asian="bold" style:font-name-complex="NimbusRomNo9L-Regu1" style:font-size-complex="9pt"/>
    </style:style>
    <style:style style:name="T11" style:family="text">
      <style:text-properties style:font-name="Times New Roman" fo:language="ca" fo:country="ES" fo:font-weight="bold" style:font-weight-asian="bold" style:font-name-complex="Times New Roman1"/>
    </style:style>
    <style:style style:name="T12" style:family="text">
      <style:text-properties style:font-name="Times New Roman" fo:language="ca" fo:country="ES" style:font-name-complex="Times New Roman1"/>
    </style:style>
    <style:style style:name="T13" style:family="text">
      <style:text-properties style:font-name="Times New Roman" fo:language="ca" fo:country="ES" officeooo:rsid="00017b74" style:font-name-complex="Times New Roman1"/>
    </style:style>
    <style:style style:name="T14" style:family="text">
      <style:text-properties style:font-name="Times New Roman" fo:language="ca" fo:country="ES" officeooo:rsid="00034d13" style:font-name-complex="Times New Roman1"/>
    </style:style>
    <style:style style:name="T15" style:family="text">
      <style:text-properties style:font-name="Times New Roman" fo:language="ca" fo:country="ES" officeooo:rsid="00052969" style:font-name-complex="Times New Roman1"/>
    </style:style>
    <style:style style:name="T16" style:family="text">
      <style:text-properties style:font-name="Times New Roman" fo:font-size="9pt" fo:language="ca" fo:country="ES" fo:font-weight="bold" style:font-size-asian="9pt" style:font-weight-asian="bold" style:font-name-complex="Times New Roman1" style:font-size-complex="9pt"/>
    </style:style>
    <style:style style:name="T17" style:family="text">
      <style:text-properties style:text-underline-style="solid" style:text-underline-width="auto" style:text-underline-color="font-color" fo:font-weight="bold" style:font-weight-asian="bold"/>
    </style:style>
    <style:style style:name="T18"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106cm"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Pràctica 4</text:span></text:p>
      <text:p text:style-name="P27"><text:span text:style-name="T2">Resultats d’aprenentatge</text:span></text:p>
      <text:list xml:id="list4055164359" text:style-name="WWNum3">
        <text:list-item>
          <text:p text:style-name="P15"><text:span text:style-name="T3">Estudiar les necessitats prèvies per la instal·lació de sistemes operatius</text:span><text:span text:style-name="T4">.</text:span></text:p>
        </text:list-item>
        <text:list-item>
          <text:p text:style-name="P15"><text:span text:style-name="T3">Seguir el procés d’instal·lació d’un sistema operatiu client, tant lliure com propietari, prenent les decisions de configuració necessàries.</text:span></text:p>
        </text:list-item>
        <text:list-item>
          <text:p text:style-name="P15"><text:span text:style-name="T3">Dotar d’uns coneixement mínims per tal d’estudiar i valorar aquestes instal·lacions. </text:span></text:p>
        </text:list-item>
        <text:list-item>
          <text:p text:style-name="P16"><text:span text:style-name="T3">Incorporar els coneixements i eines necessaris per a la resolució d’incidències en instal·lacions duals de sistemes operatius.</text:span></text:p>
        </text:list-item>
      </text:list>
      <text:p text:style-name="P1"/>
      <text:p text:style-name="P1"/>
      <text:p text:style-name="P3"><text:span text:style-name="T5">Situació:</text:span></text:p>
      <text:p text:style-name="P2"/>
      <text:p text:style-name="P17"><text:span text:style-name="T6">Molts cops ens trobem amb la necessitat de compartir dintre d’un mateix ordinador diversos sistemes operatius, segons les diferents funcionalitats que aquests ens ofereixen.</text:span><text:span text:style-name="T8"> </text:span><text:span text:style-name="T6">Es habitual doncs, que convisquin dins d’un mateix disc dur instal·lacions de diferents versions de Windows, amb d’altres instal·lacions de sistemes operatius lliures, com és el cas de les distribucions de Linux.</text:span></text:p>
      <text:p text:style-name="P17"><text:span text:style-name="T6">Aquesta convivència és possible però requereix per part de l’instal·lador una planificació i previsió prèvia del que vol aconseguir, així com el coneixement de quines eines estan a la seva disposició per tal de solucionar alguns problemes “de companys de pis” que poden sorgir.</text:span></text:p>
      <text:p text:style-name="P18"/>
      <text:p text:style-name="P17"><text:span text:style-name="T6">En el nostre cas farem conviure una versió de </text:span><text:span text:style-name="T7">Windows, W7 Enterprise/Professional/Ultimate (64 bits)</text:span><text:span text:style-name="T6">, amb una release estable </text:span><text:span text:style-name="T7">d’Ubuntu 14.04 Desktop (64 bits)</text:span><text:span text:style-name="T6">. Per tant, abans de començar la pràctica et caldran les ISO d’aquests dos sistemes operatius (les pots descarregar al servidor).</text:span><text:span text:style-name="T9"> </text:span></text:p>
      <text:p text:style-name="P17"><text:span text:style-name="T10">Nota: pots posar-te d’acord amb un company i que cadascun descarregui només una de les dues imatges, i després ús les intercanvieu amb un pendrive, guanyareu temps!</text:span></text:p>
      <text:p text:style-name="P13"><text:span text:style-name="T11">Preguntes</text:span></text:p>
      <text:p text:style-name="P5"/>
      <text:p text:style-name="P3"><text:span text:style-name="T12">Mentre encara descarregues les ISO que et calen, anem a realitzar el procés de planificació prèvia sobre les necessitats de disc dur que ens requerirà aquesta instal·lació:</text:span></text:p>
      <text:p text:style-name="P5"/>
      <text:list xml:id="list148044971" text:style-name="WWNum2">
        <text:list-item>
          <text:p text:style-name="P7"><text:span text:style-name="T12">Cerca informació sobre la mida mínima que haurà de tenir la partició dedicada a la instal·lació de Windows 7. Per Ubuntu, ens calen per la instal·lació del sistema operatiu un mínim de <text:s/>10GB aprox., però, és això així? Investiga una mica i explica que és l’àrea d’intercanvi (swap). Quins requeriments tindrem llavors?</text:span></text:p>
        </text:list-item>
      </text:list>
      <text:p text:style-name="P6"><text:span text:style-name="T12"/></text:p>
      <text:p text:style-name="P6"><text:span text:style-name="T13">W7:</text:span><text:a xlink:type="simple" xlink:href="https://support.microsoft.com/es-es/windows/requisitos-del-sistema-de-windows-7-df0900f2-3513-a851-13e7-0d50bc24e15f" text:style-name="Internet_20_link" text:visited-style-name="Visited_20_Internet_20_Link"><text:span text:style-name="T12">https://support.microsoft.com/es-es/windows/requisitos-del-sistema-de-windows-7-df0900f2-3513-a851-13e7-0d50bc24e15f</text:span></text:a></text:p>
      <text:p text:style-name="P9"><text:span text:style-name="T12">Ubuntu:</text:span><text:a xlink:type="simple" xlink:href="https://help.ubuntu.com/community/DiskSpace" text:style-name="Internet_20_link" text:visited-style-name="Visited_20_Internet_20_Link">https://help.ubuntu.com/community/DiskSpace</text:a></text:p>
      <text:p text:style-name="P6"><text:span text:style-name="T13">SWAP:</text:span><text:a xlink:type="simple" xlink:href="https://www.linuxadictos.com/particion-swap-en-linux.html" text:style-name="Internet_20_link" text:visited-style-name="Visited_20_Internet_20_Link"><text:span text:style-name="T12">https://www.linuxadictos.com/particion-swap-en-linux.html</text:span></text:a></text:p>
      <text:p text:style-name="P6"><text:span text:style-name="T12"/></text:p>
      <text:p text:style-name="P8"/>
      <text:p text:style-name="P3"><text:span text:style-name="T12">Un cop tenim estudiades aquestes necessitats de disc dur prèvies, anem a crear una màquina virtual anomenada Dual-W7-UBU.</text:span></text:p>
      <text:p text:style-name="List_20_Paragraph"/>
      <text:list xml:id="list94958851480956" text:continue-numbering="true" text:style-name="WWNum2">
        <text:list-item>
          <text:p text:style-name="P12"><text:span text:style-name="T12">Crea una nova màquina virtual des del VirtualBox. De moment no cal que marquis quin sistema operatiu tindrà. Utilitza força memòria RAM virtual, ja que Windows7 té un certs requeriments (investiga! </text:span><text:span text:style-name="T15">(</text:span><text:span text:style-name="T14">2Gb ram</text:span><text:span text:style-name="T15">)</text:span><text:span text:style-name="T12">), i utilitza un HD IDE virtual d’una mida corresponent als requeriments anteriors (pregunta 1) i tenint en compte quina RAM has escollit utilitzar.</text:span></text:p>
        </text:list-item>
      </text:list>
      <text:p text:style-name="P4"/>
      <text:p text:style-name="P3"><text:span text:style-name="T16">Nota: Abans de començar a instal·lar consulta amb el teu professor si les teves previsions han estat encertades.</text:span><text:bookmark text:name="_GoBack"/></text:p>
      <text:p text:style-name="P4"/>
      <text:list xml:id="list94958401239289" text:continue-numbering="true" text:style-name="WWNum2">
        <text:list-item>
          <text:p text:style-name="P7"><text:span text:style-name="T12">Utilitza per arrancar per primer cop la màquina Dual-W7-UBU com a CD/DVD la imatge ISO de Ubuntu. És llançarà la instal·lació. Documenta aquest procés. </text:span></text:p>
        </text:list-item>
      </text:list>
      <text:p text:style-name="P4"/>
      <text:p text:style-name="P3"><text:span text:style-name="T16">Nota: aprofita l’estona llarga de copia d’arxius al final de la instal·lació per fer aquesta tasca de documentació.</text:span></text:p>
      <text:p text:style-name="P11"/>
      <text:p text:style-name="P3"><text:span text:style-name="T12">Un cop tens funcionant Ubuntu a la teva maquina virtual, és el moment de parar-la.</text:span></text:p>
      <text:p text:style-name="P11"/>
      <text:list xml:id="list94958759826301" text:continue-numbering="true" text:style-name="WWNum2">
        <text:list-item>
          <text:p text:style-name="P7"><text:span text:style-name="T12">Utilitza ara per arrancar la màquina Dual-W7-UBU com a CD/DVD la imatge ISO de Windows7, per tal de fer la instal·lació del segon sistema operatiu. Un cop realitzat el procés, apaga la màquina i torna-la a posar en marxa. Es poden arrancar els dos sistemes operatius que hi ha instal·lats? Perquè? Creus que hagués passat el mateix si fem aquesta instal·lació en ordre invers (1er Windows7 i 2on Ubuntu)? </text:span></text:p>
          <text:p text:style-name="P14">Windows necesita una particion con formato NTFS</text:p>
          <text:p text:style-name="P7"><text:span text:style-name="T12"/></text:p>
        </text:list-item>
      </text:list>
      <text:p text:style-name="P10"><text:span text:style-name="T12">No, perquè windows s’ha cargado el grub de ubuntu,no habria pasado lo mismo al reves.</text:span></text:p>
      <text:p text:style-name="P4"/>
      <text:p text:style-name="P3"><text:span text:style-name="T16">Nota: durant el procés d’instal·lació de Windows7 (pot trigar una bona estona), aprofita per anar investigant sobre el GRUB2, el MBR, les instal·lacions duals Windows-Linux, etc.</text:span></text:p>
      <text:p text:style-name="P11"/>
      <text:list xml:id="list94958163999885" text:continue-numbering="true" text:style-name="WWNum2">
        <text:list-item>
          <text:p text:style-name="P7"><text:span text:style-name="T12">Tens un problema que es pot solucionar amb unes poques comandes al terminal d’Ubuntu (sobre l’ordre i selecció del S.O. d’arrancada). Cerca una solució i aconsegueix que Dual-W7-UBU, sigui realment un sistema dual de SO lliure + </text:span><text:soft-page-break/><text:span text:style-name="T12">propietari.</text:span></text:p>
        </text:list-item>
      </text:list>
      <text:p text:style-name="P4"/>
      <text:p text:style-name="P4"><text:a xlink:type="simple" xlink:href="https://askubuntu.com/questions/88384/how-can-i-repair-grub-how-to-get-ubuntu-back-after-installing-windows" text:style-name="Internet_20_link" text:visited-style-name="Visited_20_Internet_20_Link">https://askubuntu.com/questions/88384/how-can-i-repair-grub-how-to-get-ubuntu-back-after-installing-windows</text:a></text:p>
      <text:p text:style-name="P4"/>
      <text:p text:style-name="P4"/>
      <text:p text:style-name="P4"/>
      <text:p text:style-name="P3"><text:span text:style-name="T11">Incidències i solucions aportades </text:span><text:span text:style-name="T16">(Nota:Fes un llistat)</text:span></text:p>
      <text:p text:style-name="P4"/>
      <text:p text:style-name="P3"><text:span text:style-name="T11">Webgrafia i/o material utilitzat </text:span><text:span text:style-name="T16">(Nota:Fes un llistat)</text:span></text:p>
      <text:p text:style-name="Standard"/>
      <text:p text:style-name="P22"><text:span text:style-name="T17">Lliurament de la pràctica</text:span></text:p>
      <text:p text:style-name="P19"/>
      <text:list xml:id="list4079778753" text:style-name="WWNum4">
        <text:list-item>
          <text:p text:style-name="P20">S’ha de presentar una petita memòria que contingui les qüestions plantejades.</text:p>
        </text:list-item>
      </text:list>
      <text:p text:style-name="P23"/>
      <text:list xml:id="list94958221853616" text:continue-numbering="true" text:style-name="WWNum4">
        <text:list-item>
          <text:p text:style-name="P20">Si durant el procés de la pràctica has trobat incidències que no t’han permet portar a terme la feina, s’ha d’especificar dins la memòria.</text:p>
        </text:list-item>
      </text:list>
      <text:p text:style-name="Standard"/>
      <text:list xml:id="list94958588671615" text:continue-numbering="true" text:style-name="WWNum4">
        <text:list-item>
          <text:p text:style-name="P20">S’ha d’especificar el material i la webgrafia que has fet servir.</text:p>
        </text:list-item>
      </text:list>
      <text:p text:style-name="Standard"/>
      <text:list xml:id="list94958036718551" text:continue-numbering="true" text:style-name="WWNum4">
        <text:list-item>
          <text:p text:style-name="P20">Tota aquesta documentació s’ha de lliurar al moodle del mòdul a la data indicada.</text:p>
        </text:list-item>
      </text:list>
      <text:p text:style-name="Standard"/>
      <text:list xml:id="list94960068862495" text:continue-numbering="true" text:style-name="WWNum4">
        <text:list-item>
          <text:p text:style-name="P20">La memòria s’ha de lliurar en un format adequat: Portada, índex, webgrafia, etc. Tot ben presentat (marges, formats, títols, etc.) i sense faltes.</text:p>
        </text:list-item>
      </text:list>
      <text:p text:style-name="P24"/>
      <text:list xml:id="list1560412023" text:style-name="WWNum5">
        <text:list-item>
          <text:p text:style-name="P21">A la capçalera:</text:p>
        </text:list-item>
      </text:list>
      <text:p text:style-name="P25">El nom de l’alumne que ha realitzat la pràctica.</text:p>
      <text:p text:style-name="P25">El mòdul i curs al que pertany la pràctica</text:p>
      <text:p text:style-name="P25">El fitxer del lliurament s’ha d’anomenar: númpràctica_cognominicialnom.pdf</text:p>
      <text:p text:style-name="P25"><text:span text:style-name="T18">Exemple: pt1_ramirezJ.pdf</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RomNo9L-Regu" svg:font-family="NimbusRomNo9L-Regu" style:font-family-generic="roman" style:font-pitch="variable"/>
    <style:font-face style:name="Times New Roman" svg:font-family="'Times New Roman'" style:font-family-generic="roman" style:font-pitch="variable"/>
    <style:font-face style:name="Times new roma" svg:font-family="'Times new roma'"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NimbusRomNo9L-Regu1" svg:font-family="NimbusRomNo9L-Regu"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style:punctuation-wrap="simple" style:writing-mode="lr-tb"/>
      <style:text-properties style:use-window-font-color="true" style:font-name="Liberation Serif" fo:font-family="'Liberation Serif'" style:font-family-generic="roman" style:font-pitch="variable" fo:font-size="12pt" fo:language="es" fo:country="ES"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orphans="2" fo:widows="2"/>
      <style:text-properties fo:language="es" fo:country="ES"/>
    </style:style>
    <style:style style:name="Default" style:family="paragraph" style:default-outline-level="">
      <style:paragraph-properties fo:margin-top="0cm" fo:margin-bottom="0cm" loext:contextual-spacing="false" fo:text-align="start" style:justify-single-word="false" fo:orphans="0" fo:widows="0" style:punctuation-wrap="simple" style:writing-mode="lr-tb"/>
      <style:text-properties fo:color="#000000" style:font-name="Arial" fo:font-family="Arial" style:font-family-generic="roman" style:font-pitch="variable" fo:font-size="12pt" fo:language="es" fo:country="ES" style:letter-kerning="true" style:font-name-asian="SimSun" style:font-family-asia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
      </text:list-level-style-bullet>
      <text:list-level-style-bullet text:level="3" text:style-name="ListLabel_20_129"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style-name="ListLabel_20_13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131"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
      </text:list-level-style-bullet>
      <text:list-level-style-bullet text:level="6" text:style-name="ListLabel_20_132"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style-name="ListLabel_20_133"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134"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
      </text:list-level-style-bullet>
      <text:list-level-style-bullet text:level="9" text:style-name="ListLabel_20_135"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6" text:bullet-char="">
        <style:list-level-properties text:list-level-position-and-space-mode="label-alignment">
          <style:list-level-label-alignment text:label-followed-by="listtab" text:list-tab-stop-position="1.27cm" fo:text-indent="-0.635cm" fo:margin-left="2.54cm"/>
        </style:list-level-properties>
        <style:text-properties style:font-name="Wingdings"/>
      </text:list-level-style-bullet>
      <text:list-level-style-bullet text:level="2" text:style-name="ListLabel_20_137" text:bullet-char="o">
        <style:list-level-properties text:list-level-position-and-space-mode="label-alignment">
          <style:list-level-label-alignment text:label-followed-by="listtab" text:list-tab-stop-position="1.905cm" fo:text-indent="-0.635cm" fo:margin-left="3.81cm"/>
        </style:list-level-properties>
        <style:text-properties style:font-name="Courier New"/>
      </text:list-level-style-bullet>
      <text:list-level-style-bullet text:level="3" text:style-name="ListLabel_20_138" text:bullet-char="">
        <style:list-level-properties text:list-level-position-and-space-mode="label-alignment">
          <style:list-level-label-alignment text:label-followed-by="listtab" text:list-tab-stop-position="2.54cm" fo:text-indent="-0.635cm" fo:margin-left="5.08cm"/>
        </style:list-level-properties>
        <style:text-properties style:font-name="Wingdings"/>
      </text:list-level-style-bullet>
      <text:list-level-style-bullet text:level="4" text:style-name="ListLabel_20_139" text:bullet-char="">
        <style:list-level-properties text:list-level-position-and-space-mode="label-alignment">
          <style:list-level-label-alignment text:label-followed-by="listtab" text:list-tab-stop-position="3.175cm" fo:text-indent="-0.635cm" fo:margin-left="6.35cm"/>
        </style:list-level-properties>
        <style:text-properties style:font-name="Symbol"/>
      </text:list-level-style-bullet>
      <text:list-level-style-bullet text:level="5" text:style-name="ListLabel_20_140" text:bullet-char="o">
        <style:list-level-properties text:list-level-position-and-space-mode="label-alignment">
          <style:list-level-label-alignment text:label-followed-by="listtab" text:list-tab-stop-position="3.81cm" fo:text-indent="-0.635cm" fo:margin-left="7.62cm"/>
        </style:list-level-properties>
        <style:text-properties style:font-name="Courier New"/>
      </text:list-level-style-bullet>
      <text:list-level-style-bullet text:level="6" text:style-name="ListLabel_20_141" text:bullet-char="">
        <style:list-level-properties text:list-level-position-and-space-mode="label-alignment">
          <style:list-level-label-alignment text:label-followed-by="listtab" text:list-tab-stop-position="4.445cm" fo:text-indent="-0.635cm" fo:margin-left="8.89cm"/>
        </style:list-level-properties>
        <style:text-properties style:font-name="Wingdings"/>
      </text:list-level-style-bullet>
      <text:list-level-style-bullet text:level="7" text:style-name="ListLabel_20_142" text:bullet-char="">
        <style:list-level-properties text:list-level-position-and-space-mode="label-alignment">
          <style:list-level-label-alignment text:label-followed-by="listtab" text:list-tab-stop-position="5.08cm" fo:text-indent="-0.635cm" fo:margin-left="10.16cm"/>
        </style:list-level-properties>
        <style:text-properties style:font-name="Symbol"/>
      </text:list-level-style-bullet>
      <text:list-level-style-bullet text:level="8" text:style-name="ListLabel_20_143" text:bullet-char="o">
        <style:list-level-properties text:list-level-position-and-space-mode="label-alignment">
          <style:list-level-label-alignment text:label-followed-by="listtab" text:list-tab-stop-position="5.715cm" fo:text-indent="-0.635cm" fo:margin-left="11.43cm"/>
        </style:list-level-properties>
        <style:text-properties style:font-name="Courier New"/>
      </text:list-level-style-bullet>
      <text:list-level-style-bullet text:level="9" text:style-name="ListLabel_20_144" text:bullet-char="">
        <style:list-level-properties text:list-level-position-and-space-mode="label-alignment">
          <style:list-level-label-alignment text:label-followed-by="listtab" text:list-tab-stop-position="6.35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date-style>
    <style:default-page-layout>
      <style:page-layout-properties style:layout-grid-standard-mode="true"/>
    </style:default-page-layout>
  </office:styles>
  <office:automatic-styles>
    <style:style style:name="Taula1" style:family="table">
      <style:table-properties style:width="17cm" fo:margin-left="-0.095cm" fo:margin-top="0cm" fo:margin-bottom="0cm" table:align="left" style:writing-mode="lr-tb"/>
    </style:style>
    <style:style style:name="Taula1.A" style:family="table-column">
      <style:table-column-properties style:column-width="2.896cm"/>
    </style:style>
    <style:style style:name="Taula1.B" style:family="table-column">
      <style:table-column-properties style:column-width="14.102cm"/>
    </style:style>
    <style:style style:name="Taula1.1" style:family="table-row">
      <style:table-row-properties style:min-row-height="0.893cm" fo:keep-together="auto"/>
    </style:style>
    <style:style style:name="Taula1.A1" style:family="table-cell">
      <style:table-cell-properties fo:background-color="transparent" fo:padding-left="0.095cm" fo:padding-right="0.097cm" fo:padding-top="0.097cm" fo:padding-bottom="0.097cm" fo:border-left="0.25pt solid #000000" fo:border-right="none" fo:border-top="0.25pt solid #000000" fo:border-bottom="0.25pt solid #000000">
        <style:background-image/>
      </style:table-cell-properties>
    </style:style>
    <style:style style:name="Taula1.B1" style:family="table-cell">
      <style:table-cell-properties fo:background-color="transparent" fo:padding-left="0.095cm" fo:padding-right="0.097cm" fo:padding-top="0.097cm" fo:padding-bottom="0.097cm" fo:border="0.25pt solid #000000">
        <style:background-image/>
      </style:table-cell-properties>
    </style:style>
    <style:style style:name="Taula1.2" style:family="table-row">
      <style:table-row-properties fo:keep-together="auto"/>
    </style:style>
    <style:style style:name="MP1" style:family="paragraph" style:parent-style-name="Table_20_Contents">
      <style:paragraph-properties fo:text-align="center" style:justify-single-word="false"/>
    </style:style>
    <style:style style:name="MP2" style:family="paragraph">
      <loext:graphic-properties draw:fill="none"/>
      <style:paragraph-properties fo:text-align="center"/>
      <style:text-properties fo:font-size="1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106cm"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888cm" fo:margin-left="0cm" fo:margin-right="0cm" fo:margin-bottom="3.789cm" style:dynamic-spacing="true"/>
      </style:header-style>
      <style:footer-style/>
    </style:page-layout>
    <style:page-layout style:name="Mpm2">
      <style:page-layout-properties fo:page-width="21.59cm" fo:page-height="27.94cm" style:num-format="1" style:print-orientation="portrait" fo:margin-top="1.27cm" fo:margin-bottom="1.27cm" fo:margin-left="3cm" fo:margin-right="3cm" style:writing-mode="lr-tb" style:layout-grid-color="#c0c0c0" style:layout-grid-lines="56"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table:number-rows-spanned="2" office:value-type="string">
              <text:p text:style-name="Table_20_Contents"><draw:frame draw:style-name="Mfr1" draw:name="Image1" text:anchor-type="as-char" svg:width="2.704cm" svg:height="2.704cm" draw:z-index="3"><draw:image xlink:href="Pictures/10000201000007A9000007A9657388B16BB7CF47.png" xlink:type="simple" xlink:show="embed" xlink:actuate="onLoad" loext:mime-type="image/png"/></draw:frame></text:p>
            </table:table-cell>
            <table:table-cell table:style-name="Taula1.B1" office:value-type="string">
              <text:p text:style-name="MP1">Institut Esteve Terradas – Departament d'Informàtica</text:p>
            </table:table-cell>
          </table:table-row>
          <table:table-row table:style-name="Taula1.2">
            <table:covered-table-cell/>
            <table:table-cell table:style-name="Taula1.B1" office:value-type="string">
              <text:p text:style-name="MP1"/>
              <text:p text:style-name="MP1"/>
            </table:table-cell>
          </table:table-row>
        </table:table>
        <text:p text:style-name="Header">Data: <text:date style:data-style-name="N10121" text:date-value="2020-10-22T09:49:57.888120962">22/10/20</text:date><text:tab/>Professor: Isaac Orús<text:tab/>Pg.<text:page-number text:select-page="current">1</text:page-number>/<text:page-count>4</text:page-count></text:p>
      </style:header>
      <style:header-left>
        <text:p text:style-name="Header"/>
      </style:header-left>
    </style:master-page>
    <style:master-page style:name="Converted1" style:page-layout-name="Mpm2">
      <style:header>
        <text:p text:style-name="Header"><draw:line text:anchor-type="paragraph" draw:z-index="0" draw:name="Line 7" draw:style-name="Mgr1" draw:text-style-name="MP2" svg:x1="0cm" svg:y1="0.223cm" svg:x2="15.669cm" svg:y2="0.227cm"><text:p/></draw:line></text:p>
      </style:header>
      <style:header-left>
        <text:p text:style-name="Header"><draw:line text:anchor-type="paragraph" draw:z-index="2" draw:name="Line 6" draw:style-name="Mgr1" draw:text-style-name="MP2" svg:x1="-0.017cm" svg:y1="0.407cm" svg:x2="15.652cm" svg:y2="0.411cm"><text:p/></draw:line></text:p>
      </style:header-left>
      <style:footer>
        <text:p text:style-name="Footer"/>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06T19:36:39</meta:creation-date>
    <dc:language>ca-ES</dc:language>
    <dc:date>2020-10-22T09:49:57.826544798</dc:date>
    <meta:editing-cycles>7</meta:editing-cycles>
    <dc:title>PlantillaEsteveTerradasPt</dc:title>
    <meta:editing-duration>PT6M39S</meta:editing-duration>
    <meta:generator>LibreOffice/6.4.5.2$Linux_X86_64 LibreOffice_project/40$Build-2</meta:generator>
    <meta:document-statistic meta:table-count="1" meta:image-count="1" meta:object-count="0" meta:page-count="4" meta:paragraph-count="45" meta:word-count="776" meta:character-count="5277" meta:non-whitespace-character-count="4554"/>
  </office:meta>
</office:document-meta>
</file>